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e en application</text:p>
      <text:p text:style-name="P2"/>
      <text:p text:style-name="P4">Variables et portée</text:p>
      <text:p text:style-name="P4"/>
      <text:p text:style-name="P3">1)</text:p>
      <text:p text:style-name="P3"/>
      <text:p text:style-name="P3">const entree = 8;</text:p>
      <text:p text:style-name="P3">const valeurControle = entree / 2 + 3;</text:p>
      <text:p text:style-name="P3">function multiplicateur(nombre, phase) {</text:p>
      <text:p text:style-name="P3"><text:tab/>const valeur = nombre * valeurControle + phase;</text:p>
      <text:p text:style-name="P3"><text:tab/>console.log(valeur);</text:p>
      <text:p text:style-name="P3">}; </text:p>
      <text:p text:style-name="P3"/>
      <text:p text:style-name="P3">Quelles sont les variables qui possèdent uniquement une portée dans la fonction "multiplicateur" ? </text:p>
      <text:p text:style-name="P3"/>
      <text:p text:style-name="P3">a) valeur, nombre, controlVal, phase</text:p>
      <text:p text:style-name="P3"/>
      <text:p text:style-name="P3">b) entree, valeurControle</text:p>
      <text:p text:style-name="P3"/>
      <text:p text:style-name="P3">c) nombre, phase, valeur</text:p>
      <text:p text:style-name="P3"/>
      <text:p text:style-name="P3">2)</text:p>
      <text:p text:style-name="P3"/>
      <text:p text:style-name="P3">let bonjour = 'Salut';</text:p>
      <text:p text:style-name="P3">const auRevoir = 'Bye';</text:p>
      <text:p text:style-name="P3">function direPolitesse() {</text:p>
      <text:p text:style-name="P3"><text:tab/>bonjour = 'Ne vous approchez pas de mes enfants!';</text:p>
      <text:p text:style-name="P3"><text:tab/>console.log(bonjour);</text:p>
      <text:p text:style-name="P3"><text:tab/>console.log(auRevoir);</text:p>
      <text:p text:style-name="P3">};</text:p>
      <text:p text:style-name="P3"/>
      <text:p text:style-name="P3">direPolitesse();</text:p>
      <text:p text:style-name="P3"/>
      <text:p text:style-name="P3">Qu'est ce qui sera affiché dans la console ?</text:p>
      <text:p text:style-name="P3"/>
      <text:p text:style-name="P3">a) Salut</text:p>
      <text:p text:style-name="P3">Bye</text:p>
      <text:p text:style-name="P3"/>
      <text:p text:style-name="P3">b) Ne vous approchez pas de mes enfants!</text:p>
      <text:p text:style-name="P3">Bye</text:p>
      <text:p text:style-name="P3"/>
      <text:p text:style-name="P3">c) Ne vous approchez pas de mes enfants!</text:p>
      <text:p text:style-name="P3">ReferenceError: variable not defined.</text:p>
      <text:p text:style-name="P3"><text:soft-page-break/></text:p>
      <text:p text:style-name="P3">3)</text:p>
      <text:p text:style-name="P3"/>
      <text:p text:style-name="P3">function roadTrip() {</text:p>
      <text:p text:style-name="P3"><text:tab/>const destination = 'Crater Lake, Oregon';</text:p>
      <text:p text:style-name="P3"><text:tab/>const snacks = 'trail mix';</text:p>
      <text:p text:style-name="P3"><text:tab/>const supplies = 'sleeping bags';</text:p>
      <text:p text:style-name="P3">};</text:p>
      <text:p text:style-name="P3"/>
      <text:p text:style-name="P3">console.log(`Next stop: ${destination}`); </text:p>
      <text:p text:style-name="P3"/>
      <text:p text:style-name="P3"/>
      <text:p text:style-name="P3">Qu'est ce qui sera affiché dans la console ?</text:p>
      <text:p text:style-name="P3"/>
      <text:p text:style-name="P3">a) Next stop: destination</text:p>
      <text:p text:style-name="P3"/>
      <text:p text:style-name="P3">b) Next stop: Crater Lake, Oregon</text:p>
      <text:p text:style-name="P3"/>
      <text:p text:style-name="P3">c) Uncaught ReferenceError: destination is not defined.</text:p>
      <text:p text:style-name="P3"/>
      <text:p text:style-name="P3">4)</text:p>
      <text:p text:style-name="P3"/>
      <text:p text:style-name="P3">Laquelle de ces définitions définit au mieux une variable de portée de bloc ?</text:p>
      <text:p text:style-name="P3"/>
      <text:p text:style-name="P3">a) Une variable qui est accessible dans tout le programme.</text:p>
      <text:p text:style-name="P3"/>
      <text:p text:style-name="P3">b) Une variable qui est accessible à l'extérieur d'un bloc.</text:p>
      <text:p text:style-name="P3"/>
      <text:p text:style-name="P3">c) Une variable qui est accessible à l'intérieur d'une fonction.</text:p>
      <text:p text:style-name="P3"/>
      <text:p text:style-name="P3">d) Une variable qui est définie dans un bloc et seulement accessible à l'intérieur de ce bloc.</text:p>
      <text:p text:style-name="P3"/>
      <text:p text:style-name="P3">5)</text:p>
      <text:p text:style-name="P3"/>
      <text:p text:style-name="P3">const entree = 8;</text:p>
      <text:p text:style-name="P3">const valeurControle = entree / 2 + 3;</text:p>
      <text:p text:style-name="P3">const multiplicateur = (nombre, phase) =&gt; {</text:p>
      <text:p text:style-name="P3"><text:tab/>const valeur = nombre * valeurControle + phase;</text:p>
      <text:p text:style-name="P3"><text:tab/>console.log(valeur);</text:p>
      <text:p text:style-name="P3">}; </text:p>
      <text:p text:style-name="P3"/>
      <text:p text:style-name="P3">Quelles sont les variables qui ont une portée globale ?</text:p>
      <text:p text:style-name="P3"/>
      <text:p text:style-name="P3">a) Il y en a trois: entree, valeurControle et multiplicateur.</text:p>
      <text:p text:style-name="P3"><text:soft-page-break/></text:p>
      <text:p text:style-name="P3">b) Il y en a quatre: entree, valeurControle, valeur et multiplicateur.</text:p>
      <text:p text:style-name="P3"/>
      <text:p text:style-name="P3">c) Il y en a deux: entree, valeurControle.</text:p>
      <text:p text:style-name="P3"/>
      <text:p text:style-name="P3">d) Il y en a trois: entree, valeurControle, valeur.</text:p>
      <text:p text:style-name="P3"/>
      <text:p text:style-name="P3">6)</text:p>
      <text:p text:style-name="P3"/>
      <text:p text:style-name="P3">Laquelle de ces définitions définit au mieux une variable de portée globale ?</text:p>
      <text:p text:style-name="P3"/>
      <text:p text:style-name="P3">a) Une variable qui est aussi un paramètre.</text:p>
      <text:p text:style-name="P3"/>
      <text:p text:style-name="P3">b) Une variable qui est accessible depuis n'importe où dans le programme.</text:p>
      <text:p text:style-name="P3"/>
      <text:p text:style-name="P3">c) Une variable qui est accessible dans un bloc, et seulement dans ce bloc.</text:p>
      <text:p text:style-name="P3"/>
      <text:p text:style-name="P3">d) Une variable définie dans une fonction.</text:p>
      <text:p text:style-name="P3"/>
      <text:p text:style-name="P3">7)</text:p>
      <text:p text:style-name="P3"/>
      <text:p text:style-name="P3">Quelle est la meilleure option: définir les variables de façon globale ou définir les variables avec une portée de bloc et pourquoi ?</text:p>
      <text:p text:style-name="P3"/>
      <text:p text:style-name="P3">a) Définir les variables avec une portée de bloc car elles peuvent être utilisées de façon globale également.</text:p>
      <text:p text:style-name="P3"/>
      <text:p text:style-name="P3">b) Définir les variables avec une portée de bloc car les variables définies dans l'espace global peuvent causer un comportement inattendu dans notre code.</text:p>
      <text:p text:style-name="P3"/>
      <text:p text:style-name="P3">c) Définir les variables dans l'espace global et les définir avec une portée de bloc est équivalent.</text:p>
      <text:p text:style-name="P3"/>
      <text:p text:style-name="P3">d) Définir les variables dans l'espace global car les variables définies avec une portée de bloc sont restrictives et causent des conflits avec les variables définies dans l'espace glob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8M46S</meta:editing-duration>
    <meta:editing-cycles>8</meta:editing-cycles>
    <meta:generator>OpenOffice/4.1.7$Win32 OpenOffice.org_project/417m1$Build-9800</meta:generator>
    <dc:date>2020-04-03T15:24:31.76</dc:date>
    <meta:document-statistic meta:table-count="0" meta:image-count="0" meta:object-count="0" meta:page-count="3" meta:paragraph-count="70" meta:word-count="474" meta:character-count="2885"/>
    <meta:user-defined meta:name="Info 1"/>
    <meta:user-defined meta:name="Info 2"/>
    <meta:user-defined meta:name="Info 3"/>
    <meta:user-defined meta:name="Info 4"/>
  </office:meta>
</office:document-meta>
</file>